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174">
            <text:p>T-2174</text:p>
          </table:table-cell>
          <table:table-cell office:value-type="float" office:value="60.8024">
            <text:p>60.8024</text:p>
          </table:table-cell>
          <table:table-cell office:value-type="float" office:value="4.96">
            <text:p>4.96</text:p>
          </table:table-cell>
          <table:table-cell office:value-type="float" office:value="2580.0">
            <text:p>2580.0</text:p>
          </table:table-cell>
          <table:table-cell office:value-type="float" office:value="60.0">
            <text:p>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2">
            <text:p>3.92</text:p>
          </table:table-cell>
          <table:table-cell office:value-type="float" office:value="1.34">
            <text:p>1.34</text:p>
          </table:table-cell>
          <table:table-cell office:value-type="float" office:value="1.3362051854091654">
            <text:p>1.336205185409165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176A">
            <text:p>T-2176A</text:p>
          </table:table-cell>
          <table:table-cell office:value-type="float" office:value="60.7988">
            <text:p>60.7988</text:p>
          </table:table-cell>
          <table:table-cell office:value-type="float" office:value="4.98">
            <text:p>4.98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1.34">
            <text:p>1.34</text:p>
          </table:table-cell>
          <table:table-cell office:value-type="float" office:value="1.3447247560977973">
            <text:p>1.344724756097797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273B">
            <text:p>T-2273B</text:p>
          </table:table-cell>
          <table:table-cell office:value-type="float" office:value="60.7405">
            <text:p>60.7405</text:p>
          </table:table-cell>
          <table:table-cell office:value-type="float" office:value="4.95">
            <text:p>4.95</text:p>
          </table:table-cell>
          <table:table-cell office:value-type="float" office:value="7190.0">
            <text:p>719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2">
            <text:p>10.92</text:p>
          </table:table-cell>
          <table:table-cell office:value-type="float" office:value="1.38">
            <text:p>1.38</text:p>
          </table:table-cell>
          <table:table-cell office:value-type="float" office:value="1.375241208352553">
            <text:p>1.3752412083525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274B">
            <text:p>T-2274B</text:p>
          </table:table-cell>
          <table:table-cell office:value-type="float" office:value="60.7405">
            <text:p>60.7405</text:p>
          </table:table-cell>
          <table:table-cell office:value-type="float" office:value="4.95">
            <text:p>4.95</text:p>
          </table:table-cell>
          <table:table-cell office:value-type="float" office:value="5950.0">
            <text:p>5950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2">
            <text:p>10.92</text:p>
          </table:table-cell>
          <table:table-cell office:value-type="float" office:value="1.38">
            <text:p>1.38</text:p>
          </table:table-cell>
          <table:table-cell office:value-type="float" office:value="1.375241208352553">
            <text:p>1.3752412083525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323A">
            <text:p>T-2323A</text:p>
          </table:table-cell>
          <table:table-cell office:value-type="float" office:value="60.7405">
            <text:p>60.7405</text:p>
          </table:table-cell>
          <table:table-cell office:value-type="float" office:value="4.95">
            <text:p>4.95</text:p>
          </table:table-cell>
          <table:table-cell office:value-type="float" office:value="9480.0">
            <text:p>948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92">
            <text:p>10.92</text:p>
          </table:table-cell>
          <table:table-cell office:value-type="float" office:value="1.38">
            <text:p>1.38</text:p>
          </table:table-cell>
          <table:table-cell office:value-type="float" office:value="1.375241208352553">
            <text:p>1.3752412083525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786B">
            <text:p>T-2786B</text:p>
          </table:table-cell>
          <table:table-cell office:value-type="float" office:value="60.7948">
            <text:p>60.7948</text:p>
          </table:table-cell>
          <table:table-cell office:value-type="float" office:value="5.01">
            <text:p>5.01</text:p>
          </table:table-cell>
          <table:table-cell office:value-type="float" office:value="9440.0">
            <text:p>944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9.7">
            <text:p>29.7</text:p>
          </table:table-cell>
          <table:table-cell office:value-type="float" office:value="1.3">
            <text:p>1.3</text:p>
          </table:table-cell>
          <table:table-cell office:value-type="float" office:value="1.3006564446782323">
            <text:p>1.300656444678232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835">
            <text:p>T-835</text:p>
          </table:table-cell>
          <table:table-cell office:value-type="float" office:value="60.8044">
            <text:p>60.8044</text:p>
          </table:table-cell>
          <table:table-cell office:value-type="float" office:value="4.97">
            <text:p>4.97</text:p>
          </table:table-cell>
          <table:table-cell office:value-type="float" office:value="5260.0">
            <text:p>526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62">
            <text:p>8.62</text:p>
          </table:table-cell>
          <table:table-cell office:value-type="float" office:value="1.14">
            <text:p>1.14</text:p>
          </table:table-cell>
          <table:table-cell office:value-type="float" office:value="1.1433157679861439">
            <text:p>1.1433157679861439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475">
            <text:p>T-1475</text:p>
          </table:table-cell>
          <table:table-cell office:value-type="float" office:value="60.793">
            <text:p>60.793</text:p>
          </table:table-cell>
          <table:table-cell office:value-type="float" office:value="4.98">
            <text:p>4.98</text:p>
          </table:table-cell>
          <table:table-cell office:value-type="float" office:value="9170.0">
            <text:p>917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1.34">
            <text:p>1.34</text:p>
          </table:table-cell>
          <table:table-cell office:value-type="float" office:value="1.3445183621090182">
            <text:p>1.3445183621090182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2175">
            <text:p>T-2175</text:p>
          </table:table-cell>
          <table:table-cell office:value-type="float" office:value="60.8024">
            <text:p>60.8024</text:p>
          </table:table-cell>
          <table:table-cell office:value-type="float" office:value="4.96">
            <text:p>4.96</text:p>
          </table:table-cell>
          <table:table-cell office:value-type="float" office:value="8590.0">
            <text:p>859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2">
            <text:p>3.92</text:p>
          </table:table-cell>
          <table:table-cell office:value-type="float" office:value="1.34">
            <text:p>1.34</text:p>
          </table:table-cell>
          <table:table-cell office:value-type="float" office:value="1.3362051854091654">
            <text:p>1.336205185409165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1203A">
            <text:p>T-11203A</text:p>
          </table:table-cell>
          <table:table-cell office:value-type="float" office:value="60.7589">
            <text:p>60.7589</text:p>
          </table:table-cell>
          <table:table-cell office:value-type="float" office:value="4.92">
            <text:p>4.92</text:p>
          </table:table-cell>
          <table:table-cell office:value-type="float" office:value="9590.0">
            <text:p>959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02">
            <text:p>14.02</text:p>
          </table:table-cell>
          <table:table-cell office:value-type="float" office:value="1.38">
            <text:p>1.38</text:p>
          </table:table-cell>
          <table:table-cell office:value-type="float" office:value="1.384796846616339">
            <text:p>1.384796846616339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1204A">
            <text:p>T-11204A</text:p>
          </table:table-cell>
          <table:table-cell office:value-type="float" office:value="60.7738">
            <text:p>60.7738</text:p>
          </table:table-cell>
          <table:table-cell office:value-type="float" office:value="4.94">
            <text:p>4.94</text:p>
          </table:table-cell>
          <table:table-cell office:value-type="float" office:value="9765.0">
            <text:p>9765.0</text:p>
          </table:table-cell>
          <table:table-cell office:value-type="float" office:value="105.0">
            <text:p>10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.02">
            <text:p>12.02</text:p>
          </table:table-cell>
          <table:table-cell office:value-type="float" office:value="1.38">
            <text:p>1.38</text:p>
          </table:table-cell>
          <table:table-cell office:value-type="float" office:value="1.3771123706274195">
            <text:p>1.3771123706274195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276">
            <text:p>T-1276</text:p>
          </table:table-cell>
          <table:table-cell office:value-type="float" office:value="60.793">
            <text:p>60.793</text:p>
          </table:table-cell>
          <table:table-cell office:value-type="float" office:value="4.98">
            <text:p>4.98</text:p>
          </table:table-cell>
          <table:table-cell office:value-type="float" office:value="4130.0">
            <text:p>413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1.34">
            <text:p>1.34</text:p>
          </table:table-cell>
          <table:table-cell office:value-type="float" office:value="1.3445183621090182">
            <text:p>1.3445183621090182</text:p>
          </table:table-cell>
          <table:table-cell office:value-type="string" office:value="Kaland1984,BondevikEtal1998,CreelEtal2022">
            <text:p>Kaland1984,BondevikEtal1998,CreelEtal2022</text:p>
          </table:table-cell>
        </table:table-row>
        <table:table-row>
          <table:table-cell office:value-type="string" office:value="Alver">
            <text:p>Alver</text:p>
          </table:table-cell>
          <table:table-cell office:value-type="string" office:value="radiocarbon">
            <text:p>radiocarbon</text:p>
          </table:table-cell>
          <table:table-cell office:value-type="string" office:value="T-11704A">
            <text:p>T-11704A</text:p>
          </table:table-cell>
          <table:table-cell office:value-type="float" office:value="60.7898">
            <text:p>60.7898</text:p>
          </table:table-cell>
          <table:table-cell office:value-type="float" office:value="4.89">
            <text:p>4.89</text:p>
          </table:table-cell>
          <table:table-cell office:value-type="float" office:value="7320.0">
            <text:p>732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35">
            <text:p>12.35</text:p>
          </table:table-cell>
          <table:table-cell office:value-type="float" office:value="1.2">
            <text:p>1.2</text:p>
          </table:table-cell>
          <table:table-cell office:value-type="float" office:value="1.2019918731961414">
            <text:p>1.2019918731961414</text:p>
          </table:table-cell>
          <table:table-cell office:value-type="string" office:value="BondevikEtal1997,CreelEtal2022">
            <text:p>BondevikEtal199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